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ac5d" officeooo:paragraph-rsid="0002ac5d"/>
    </style:style>
    <style:style style:name="P2" style:family="paragraph" style:parent-style-name="Standard" style:list-style-name="L1">
      <style:text-properties officeooo:rsid="0002ac5d" officeooo:paragraph-rsid="0002ac5d"/>
    </style:style>
    <style:style style:name="P3" style:family="paragraph" style:parent-style-name="Standard" style:list-style-name="L2">
      <style:text-properties officeooo:rsid="0002ac5d" officeooo:paragraph-rsid="0002ac5d"/>
    </style:style>
    <style:style style:name="P4" style:family="paragraph" style:parent-style-name="Standard">
      <style:text-properties fo:font-size="12pt" officeooo:rsid="0002ac5d" officeooo:paragraph-rsid="0002ac5d" style:font-size-asian="10.5pt" style:font-size-complex="12pt"/>
    </style:style>
    <style:style style:name="P5" style:family="paragraph" style:parent-style-name="Standard" style:list-style-name="L3">
      <style:text-properties fo:font-size="12pt" officeooo:rsid="0002ac5d" officeooo:paragraph-rsid="0002ac5d" style:font-size-asian="10.5pt" style:font-size-complex="12pt"/>
    </style:style>
    <style:style style:name="P6" style:family="paragraph" style:parent-style-name="Standard">
      <style:text-properties fo:font-size="11pt" officeooo:rsid="0002ac5d" officeooo:paragraph-rsid="0002ac5d" style:font-size-asian="11pt" style:font-size-complex="11pt"/>
    </style:style>
    <style:style style:name="P7" style:family="paragraph" style:parent-style-name="Standard">
      <style:text-properties fo:font-size="20pt" fo:font-weight="bold" officeooo:rsid="0002ac5d" officeooo:paragraph-rsid="0002ac5d" style:font-size-asian="20pt" style:font-weight-asian="bold" style:font-size-complex="2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Zarządzanie Projektem</text:p>
      <text:p text:style-name="P7"/>
      <text:p text:style-name="P1">Project – stanowi grupę powiązanych czynnkości o określonym czasie rozpoczęcia i zakonczenia, określonycm rezultacie, jakim jest zmiana stanu projetku</text:p>
      <text:p text:style-name="P1"/>
      <text:p text:style-name="P1">Program – grupa powiązanych projectów, zarządzanych w skoordynowany sposób</text:p>
      <text:p text:style-name="P1"/>
      <text:p text:style-name="P1">Portfel projectowy – zbior projektów i/lub programów oraz innych prac, które zgrupowano razem, by umożliwić efektywne nimi zarządzanie. Projekty są kwantyfikowalne.</text:p>
      <text:p text:style-name="P1"/>
      <text:p text:style-name="P1"><text:span text:style-name="T1">(Portfel projectowy</text:span><text:span text:style-name="T2">(Program</text:span>(project)<text:span text:style-name="T2">)</text:span><text:span text:style-name="T1">)</text:span></text:p>
      <text:p text:style-name="P1"/>
      <text:p text:style-name="P1">Wspólne cechy projektów:</text:p>
      <text:list text:style-name="L1">
        <text:list-item>
          <text:p text:style-name="P2">są to za każdym razem nowe próby realizacji pomysłów I działań</text:p>
        </text:list-item>
        <text:list-item>
          <text:p text:style-name="P2">obciążenie ryzykiem od poczatku do końca</text:p>
        </text:list-item>
        <text:list-item>
          <text:p text:style-name="P2">ograniczenie czasu, kosztów, jakości</text:p>
        </text:list-item>
        <text:list-item>
          <text:p text:style-name="P2">kompleksowość</text:p>
        </text:list-item>
      </text:list>
      <text:p text:style-name="P1"/>
      <text:p text:style-name="P1">Miara sukcesu projekru:</text:p>
      <text:p text:style-name="P1">Miary podstawowe:</text:p>
      <text:list text:style-name="L2">
        <text:list-item>
          <text:p text:style-name="P3">Określony termin I budżet.</text:p>
          <text:list>
            <text:list-item>
              <text:p text:style-name="P3">Weryfikacja zakresu projektu, sprawdzenie cełów</text:p>
            </text:list-item>
            <text:list-item>
              <text:p text:style-name="P3">Weryfikacja poziomu satysfakci odbiorcy projektu, jakość projektu</text:p>
            </text:list-item>
            <text:list-item>
              <text:p text:style-name="P3">Określenie poziomu strat w projekcie</text:p>
            </text:list-item>
          </text:list>
        </text:list-item>
      </text:list>
      <text:p text:style-name="P1"/>
      <text:p text:style-name="P1">Trójkąt zarządzania projektami:</text:p>
      <text:p text:style-name="P1"/>
      <text:p text:style-name="P1"><text:tab/><text:tab/>J</text:p>
      <text:p text:style-name="P1"><text:tab/></text:p>
      <text:p text:style-name="P1"><text:tab/> <text:s text:c="7"/>Zakres</text:p>
      <text:p text:style-name="P1"><text:tab/> <text:s text:c="5"/>Projektu</text:p>
      <text:p text:style-name="P1"/>
      <text:p text:style-name="P1">K <text:s/><text:tab/><text:tab/><text:tab/><text:tab/> <text:s text:c="7"/>T</text:p>
      <text:p text:style-name="P1"/>
      <text:p text:style-name="P1"/>
      <text:p text:style-name="P1">Trójkąt określa istnienie zależności pomiędzy głownymi elementami kreującymi zakres projektu.</text:p>
      <text:p text:style-name="P1">Przesunęcie jednego elementu powoduje pozostałych czynników. Stanowi rezultat koncowy, który odpowiada założenią I określonej specyfikacji. Koszt oznacza że project musi być zrealizowany bez przekroczenia zatwierdzonego budżetu. Czas musi być ukonczony w oznaczonym terminie.</text:p>
      <text:p text:style-name="P1"/>
      <text:p text:style-name="P1">Zarządzanie projektami – poszukiewanie równowagi pomiędzy:</text:p>
      <text:p text:style-name="P1">Zakresem – Kośtem – Czasem – Jakością</text:p>
      <text:p text:style-name="P1">Rozbieżnenymi oczekiwaniami oczekiwanych stron.</text:p>
      <text:p text:style-name="P1"/>
      <text:p text:style-name="P1">Klasyfikacja według cech projektu:</text:p>
      <text:p text:style-name="P1"/>
      <text:p text:style-name="P6">Ryzyko → Wartość ekonomiczna → Czas realizacji → Złożoność → Technologia → Uczesnicy → Koszty</text:p>
      <text:p text:style-name="P4"><text:soft-page-break/></text:p>
      <text:p text:style-name="P4">Typy projectów:</text:p>
      <text:list text:style-name="L3">
        <text:list-item>
          <text:p text:style-name="P5">Typu A (Dużej wartości ekonomicznej I wartości; najtrudnejsze projekty do realizacji)</text:p>
        </text:list-item>
        <text:list-item>
          <text:p text:style-name="P5">Typu B (Mały czas realizacji; kluczowe dla organizacji; wysoka wartość ekonomiczna)</text:p>
        </text:list-item>
        <text:list-item>
          <text:p text:style-name="P5">Typu C (Projekty realizowane najczęściej w organizacji; najkrótszy czas realizacji)</text:p>
        </text:list-item>
        <text:list-item>
          <text:p text:style-name="P5">Typu D (Nie wymaga wprowadzenia istotnych zmian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3-10-09T09:04:51.102428417</dc:date>
    <meta:editing-duration>PT40M32S</meta:editing-duration>
    <meta:editing-cycles>1</meta:editing-cycles>
    <meta:generator>LibreOffice/7.5.7.1$Linux_X86_64 LibreOffice_project/50$Build-1</meta:generator>
    <meta:document-statistic meta:table-count="0" meta:image-count="0" meta:object-count="0" meta:page-count="2" meta:paragraph-count="34" meta:word-count="237" meta:character-count="1884" meta:non-whitespace-character-count="1653"/>
  </office:meta>
</office:document-meta>
</file>